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9485"/>
    </style:style>
    <style:style style:name="P2" style:family="paragraph" style:parent-style-name="Heading_20_3">
      <style:text-properties officeooo:rsid="00189485" officeooo:paragraph-rsid="00189485"/>
    </style:style>
    <style:style style:name="P3" style:family="paragraph" style:parent-style-name="Standard">
      <style:text-properties officeooo:rsid="00149169" officeooo:paragraph-rsid="00149169"/>
    </style:style>
    <style:style style:name="P4" style:family="paragraph" style:parent-style-name="Standard" style:list-style-name="L1">
      <style:text-properties officeooo:rsid="00149169" officeooo:paragraph-rsid="00149169"/>
    </style:style>
    <style:style style:name="P5" style:family="paragraph" style:parent-style-name="Standard" style:list-style-name="L2">
      <style:text-properties officeooo:rsid="00149169" officeooo:paragraph-rsid="00149169"/>
    </style:style>
    <style:style style:name="P6" style:family="paragraph" style:parent-style-name="Standard">
      <style:text-properties officeooo:rsid="00149169" officeooo:paragraph-rsid="00189485"/>
    </style:style>
    <style:style style:name="P7" style:family="paragraph" style:parent-style-name="Standard">
      <style:text-properties officeooo:rsid="00156cd9" officeooo:paragraph-rsid="00156cd9"/>
    </style:style>
    <style:style style:name="P8" style:family="paragraph" style:parent-style-name="Standard" style:list-style-name="L3">
      <style:text-properties officeooo:rsid="00156cd9" officeooo:paragraph-rsid="00156cd9"/>
    </style:style>
    <style:style style:name="P9" style:family="paragraph" style:parent-style-name="Standard" style:list-style-name="L3">
      <style:text-properties officeooo:rsid="00156cd9" officeooo:paragraph-rsid="00189485"/>
    </style:style>
    <style:style style:name="P10" style:family="paragraph" style:parent-style-name="Standard" style:list-style-name="L4">
      <style:text-properties officeooo:rsid="00156cd9" officeooo:paragraph-rsid="00156cd9"/>
    </style:style>
    <style:style style:name="P11" style:family="paragraph" style:parent-style-name="Standard" style:list-style-name="L4">
      <style:text-properties officeooo:rsid="00156cd9" officeooo:paragraph-rsid="00189485"/>
    </style:style>
    <style:style style:name="P12" style:family="paragraph" style:parent-style-name="Standard" style:list-style-name="L5">
      <style:text-properties officeooo:rsid="00156cd9" officeooo:paragraph-rsid="00156cd9"/>
    </style:style>
    <style:style style:name="P13" style:family="paragraph" style:parent-style-name="Standard">
      <style:text-properties officeooo:rsid="00156cd9" officeooo:paragraph-rsid="00189485"/>
    </style:style>
    <style:style style:name="P14" style:family="paragraph" style:parent-style-name="Standard" style:list-style-name="L7">
      <style:text-properties officeooo:rsid="00156cd9" officeooo:paragraph-rsid="00189485"/>
    </style:style>
    <style:style style:name="P15" style:family="paragraph" style:parent-style-name="Standard">
      <style:text-properties officeooo:rsid="001596a1" officeooo:paragraph-rsid="00156cd9"/>
    </style:style>
    <style:style style:name="P16" style:family="paragraph" style:parent-style-name="Standard" style:list-style-name="L7">
      <style:text-properties officeooo:rsid="001596a1" officeooo:paragraph-rsid="00189485"/>
    </style:style>
    <style:style style:name="P17" style:family="paragraph" style:parent-style-name="Standard">
      <style:text-properties officeooo:rsid="00189485" officeooo:paragraph-rsid="00189485"/>
    </style:style>
    <style:style style:name="P18" style:family="paragraph" style:parent-style-name="Standard" style:list-style-name="L6">
      <style:text-properties officeooo:rsid="00189485" officeooo:paragraph-rsid="00189485"/>
    </style:style>
    <style:style style:name="P19" style:family="paragraph" style:parent-style-name="Standard" style:list-style-name="L3">
      <style:text-properties officeooo:rsid="00189485" officeooo:paragraph-rsid="00189485"/>
    </style:style>
    <style:style style:name="P20" style:family="paragraph" style:parent-style-name="Standard">
      <style:text-properties officeooo:paragraph-rsid="00189485"/>
    </style:style>
    <style:style style:name="P21" style:family="paragraph" style:parent-style-name="Standard">
      <style:text-properties style:font-name="FreeMono" officeooo:rsid="00156cd9" officeooo:paragraph-rsid="00189485"/>
    </style:style>
    <style:style style:name="P22" style:family="paragraph" style:parent-style-name="Subtitle">
      <style:text-properties officeooo:rsid="00156cd9" officeooo:paragraph-rsid="00156cd9"/>
    </style:style>
    <style:style style:name="P23" style:family="paragraph" style:parent-style-name="Text_20_body">
      <style:text-properties officeooo:rsid="00156cd9" officeooo:paragraph-rsid="00156cd9"/>
    </style:style>
    <style:style style:name="P24" style:family="paragraph" style:parent-style-name="Text_20_body">
      <style:paragraph-properties fo:text-align="center" style:justify-single-word="false"/>
      <style:text-properties fo:font-size="14pt" officeooo:rsid="00156cd9" officeooo:paragraph-rsid="00156cd9" style:font-size-asian="12.25pt" style:font-size-complex="14pt"/>
    </style:style>
    <style:style style:name="T1" style:family="text">
      <style:text-properties officeooo:rsid="00149169"/>
    </style:style>
    <style:style style:name="T2" style:family="text">
      <style:text-properties officeooo:rsid="00156cd9"/>
    </style:style>
    <style:style style:name="T3" style:family="text">
      <style:text-properties officeooo:rsid="001596a1"/>
    </style:style>
    <style:style style:name="T4" style:family="text">
      <style:text-properties style:font-name="Liberation Sans" fo:font-size="28pt" fo:font-weight="bold" officeooo:rsid="00161097" style:font-name-asian="Noto Sans CJK SC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17a7f9"/>
    </style:style>
    <style:style style:name="T6" style:family="text">
      <style:text-properties officeooo:rsid="0018948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lution for <text:span text:style-name="T4">assignment</text:span> „Code assignment for Java developer position“</text:p>
      <text:p text:style-name="P22">Mantas Brasiūnas</text:p>
      <text:p text:style-name="P24">2021-10-05</text:p>
      <text:p text:style-name="P23"/>
      <text:p text:style-name="P23"/>
      <text:h text:style-name="Heading_20_3" text:outline-level="3">What is done</text:h>
      <text:list xml:id="list3241683720" text:style-name="L2">
        <text:list-item>
          <text:p text:style-name="P5">Created console version of solution.</text:p>
        </text:list-item>
        <text:list-item>
          <text:p text:style-name="P5">Created web application <text:span text:style-name="T5">version of solution</text:span>. These bonus objective<text:span text:style-name="T5">s</text:span> were done:</text:p>
          <text:list>
            <text:list-item>
              <text:p text:style-name="P5">Develop a web application wit UI.</text:p>
            </text:list-item>
            <text:list-item>
              <text:p text:style-name="P5">Upload any number of input files via UI.</text:p>
            </text:list-item>
            <text:list-item>
              <text:p text:style-name="P5">Display word count results in UI. Show four lists.</text:p>
            </text:list-item>
          </text:list>
        </text:list-item>
      </text:list>
      <text:p text:style-name="P3"/>
      <text:h text:style-name="Heading_20_3" text:outline-level="3">Web application version</text:h>
      <text:p text:style-name="P17">Source code may be found here (solution with bonus objectives): </text:p>
      <text:p text:style-name="P17"><text:a xlink:type="simple" xlink:href="https://bitbucket.org/mantasbrasiunas/wordscountervaadin/src/master/" text:style-name="Internet_20_link" text:visited-style-name="Visited_20_Internet_20_Link"><text:span text:style-name="T1">https://bitbucket.org/mantasbrasiunas/wordscountervaadin/src/master/</text:span></text:a></text:p>
      <text:p text:style-name="P13"/>
      <text:p text:style-name="P13">Command to start aplication: </text:p>
      <text:p text:style-name="P21">mvn clean package jetty:run</text:p>
      <text:p text:style-name="P17"/>
      <text:p text:style-name="P6">Technologies used:</text:p>
      <text:list xml:id="list2835030741" text:style-name="L3">
        <text:list-item>
          <text:p text:style-name="P9">Java 16.0.2</text:p>
        </text:list-item>
        <text:list-item>
          <text:p text:style-name="P9">Vaadin 21.0.1</text:p>
        </text:list-item>
        <text:list-item>
          <text:p text:style-name="P9">Maven 3.8.2</text:p>
        </text:list-item>
        <text:list-item>
          <text:p text:style-name="P9">Geany 1.37.1</text:p>
        </text:list-item>
        <text:list-item>
          <text:p text:style-name="P9">Debian sid</text:p>
        </text:list-item>
        <text:list-item>
          <text:p text:style-name="P19">Opera 79.0.4143.50</text:p>
        </text:list-item>
        <text:list-item>
          <text:p text:style-name="P19">Vivaldi 4.3.2431.3 snapshot</text:p>
        </text:list-item>
      </text:list>
      <text:p text:style-name="P17"/>
      <text:p text:style-name="P13">Known issues:</text:p>
      <text:list xml:id="list2811043792" text:style-name="L4">
        <text:list-item>
          <text:p text:style-name="P11">Can't remove uploaded file from calculations, even X is pressed in Upload component. You must reload whole web application and reupload all files if You uploaded wrong file.</text:p>
        </text:list-item>
        <text:list-item>
          <text:p text:style-name="P11">Scroll bar won't appear if resizing window.</text:p>
        </text:list-item>
      </text:list>
      <text:p text:style-name="P13"/>
      <text:p text:style-name="P13">Limitations <text:span text:style-name="T3">and notes</text:span>:</text:p>
      <text:list xml:id="list360413131" text:style-name="L7">
        <text:list-item>
          <text:p text:style-name="P14">I put a file size limit is <text:s text:c="3"/>1 * 1024 * 1024 bytes (<text:span text:style-name="T3">1’048’576</text:span> bytes / <text:span text:style-name="T3">1</text:span> MB). It can be changed in source code <text:span text:style-name="T3">(MainView.java:</text:span><text:span text:style-name="T5">80</text:span><text:span text:style-name="T3">)</text:span>. <text:span text:style-name="T3">In more serious application I would put this limitation in properties file.</text:span></text:p>
        </text:list-item>
        <text:list-item>
          <text:p text:style-name="P16">Notification is shown for 10 seconds. It can be changed in source code (MainView.java:23). In more serious application I would put this property in properties file.</text:p>
        </text:list-item>
      </text:list>
      <text:p text:style-name="P17"/>
      <text:h text:style-name="P1" text:outline-level="3"><text:soft-page-break/>Console application version</text:h>
      <text:p text:style-name="Standard">Source code may be found here:</text:p>
      <text:p text:style-name="P20"><text:a xlink:type="simple" xlink:href="https://bitbucket.org/mantasbrasiunas/wordscountercli/src/master/" text:style-name="Internet_20_link" text:visited-style-name="Visited_20_Internet_20_Link">https://bitbucket.org/mantasbrasiunas/wordscountercli/src/master/</text:a></text:p>
      <text:p text:style-name="Standard"/>
      <text:p text:style-name="P13">Command to start command line application: </text:p>
      <text:p text:style-name="P21">mvn exec:java</text:p>
      <text:p text:style-name="Standard"/>
      <text:p text:style-name="P6">Technologies used:</text:p>
      <text:list xml:id="list121226203537305" text:continue-list="list2835030741" text:style-name="L3">
        <text:list-item>
          <text:p text:style-name="P9">Java 16.0.2</text:p>
        </text:list-item>
        <text:list-item>
          <text:p text:style-name="P9">Maven 3.8.2</text:p>
        </text:list-item>
        <text:list-item>
          <text:p text:style-name="P9">Geany 1.37.1</text:p>
        </text:list-item>
        <text:list-item>
          <text:p text:style-name="P9">Debian sid</text:p>
        </text:list-item>
      </text:list>
      <text:p text:style-name="P17"/>
      <text:p text:style-name="P17">Notes:</text:p>
      <text:list xml:id="list1481433896" text:style-name="L6">
        <text:list-item>
          <text:p text:style-name="P18">You may write arguments (files names) in pom.xml file.</text:p>
        </text:list-item>
      </text:list>
      <text:p text:style-name="P3"/>
      <text:p text:style-name="P7"/>
      <text:h text:style-name="P2" text:outline-level="3">General notes</text:h>
      <text:p text:style-name="P7">I know how to use eclipse, but I wanted less help from IDE, because this is my first project using Vaadin 21. Before I used Vaadin 14.</text:p>
      <text:p text:style-name="P7"/>
      <text:p text:style-name="P1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1:16:26.528221502</meta:creation-date>
    <dc:date>2021-10-05T12:11:44.847728681</dc:date>
    <meta:editing-duration>PT13M56S</meta:editing-duration>
    <meta:editing-cycles>4</meta:editing-cycles>
    <meta:generator>LibreOffice/7.2.1.2$Linux_X86_64 LibreOffice_project/20$Build-2</meta:generator>
    <meta:document-statistic meta:table-count="0" meta:image-count="0" meta:object-count="0" meta:page-count="2" meta:paragraph-count="42" meta:word-count="285" meta:character-count="1764" meta:non-whitespace-character-count="1536"/>
  </office:meta>
</office:document-meta>
</file>